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hp_1U1d2CMlXVccJw9e8aMflO0oL1pwmU2dNoX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hp_HvfzTbpHAksMVmyEcWPuCHsvY4GYUb4CUySn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ghp_VosdyFHl6Bilwna4jIfDWpRvOTyykT4DIq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00/00/0000</text:date>, <text:time style:data-style-name="N2" text:time-value="21:10:03.552399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37:21.571179502</meta:creation-date>
    <dc:date>2021-11-30T21:35:47.107850752</dc:date>
    <meta:editing-duration>PT1H1M1S</meta:editing-duration>
    <meta:editing-cycles>2</meta:editing-cycles>
    <meta:generator>LibreOffice/5.1.6.2$Linux_X86_64 LibreOffice_project/10m0$Build-2</meta:generator>
    <meta:document-statistic meta:table-count="1" meta:cell-count="3" meta:object-count="0"/>
  </office:meta>
</office:document-meta>
</file>